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d816a" officeooo:paragraph-rsid="001d816a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e568f" officeooo:paragraph-rsid="001e568f"/>
    </style:style>
    <style:style style:name="P3" style:family="paragraph" style:parent-style-name="Text_20_body">
      <style:text-properties style:font-name="Arial" style:text-underline-style="none" officeooo:rsid="001d816a" officeooo:paragraph-rsid="001d816a"/>
    </style:style>
    <style:style style:name="P4" style:family="paragraph" style:parent-style-name="Title">
      <style:text-properties style:font-name="Arial" style:text-underline-style="solid" style:text-underline-width="auto" style:text-underline-color="font-color"/>
    </style:style>
    <style:style style:name="P5" style:family="paragraph" style:parent-style-name="Text_20_body" style:list-style-name="L1">
      <style:text-properties style:font-name="Arial" style:text-underline-style="none" officeooo:rsid="001d816a" officeooo:paragraph-rsid="001d816a"/>
    </style:style>
    <style:style style:name="P6" style:family="paragraph" style:parent-style-name="Text_20_body" style:list-style-name="L1">
      <style:text-properties style:font-name="Arial" style:text-underline-style="none" officeooo:rsid="001e568f" officeooo:paragraph-rsid="001e568f"/>
    </style:style>
    <style:style style:name="P7" style:family="paragraph" style:parent-style-name="Text_20_body" style:list-style-name="L1">
      <style:text-properties style:font-name="Arial" style:text-underline-style="none" officeooo:rsid="00271a1b" officeooo:paragraph-rsid="00271a1b"/>
    </style:style>
    <style:style style:name="P8" style:family="paragraph" style:parent-style-name="Text_20_body" style:list-style-name="L1">
      <style:text-properties style:font-name="Arial" style:text-underline-style="none" officeooo:rsid="0029e5b6" officeooo:paragraph-rsid="0029e5b6"/>
    </style:style>
    <style:style style:name="T1" style:family="text">
      <style:text-properties officeooo:rsid="001d41a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Chapter 17 - </text:span>Oscillations</text:p>
      <text:list xml:id="list3150639737" text:style-name="L1">
        <text:list-item>
          <text:p text:style-name="P5">Oscillating system = one which repeats its motion regularly (e.g. a pendulum)</text:p>
        </text:list-item>
      </text:list>
      <text:p text:style-name="P3"/>
      <table:table table:name="Table1" table:style-name="Table1">
        <table:table-column table:style-name="Table1.A"/>
        <table:table-column table:style-name="Table1.B"/>
        <table:table-row table:style-name="TableLine94004704298912">
          <table:table-cell table:style-name="Table1.A1" office:value-type="string">
            <text:p text:style-name="P1">Term</text:p>
          </table:table-cell>
          <table:table-cell table:style-name="Table1.B1" office:value-type="string">
            <text:p text:style-name="P1">Definition</text:p>
          </table:table-cell>
        </table:table-row>
        <table:table-row table:style-name="TableLine94004704739616">
          <table:table-cell table:style-name="Table1.A2" office:value-type="string">
            <text:p text:style-name="P1">Cycle/oscillation</text:p>
          </table:table-cell>
          <table:table-cell table:style-name="Table1.B2" office:value-type="string">
            <text:p text:style-name="P2">Movement from one side to another.</text:p>
          </table:table-cell>
        </table:table-row>
        <table:table-row table:style-name="TableLine94004704741200">
          <table:table-cell table:style-name="Table1.A2" office:value-type="string">
            <text:p text:style-name="P1">Frequency <draw:frame draw:style-name="fr1" draw:name="Object1" text:anchor-type="as-char" svg:y="-0.377cm" svg:width="0.404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B2" office:value-type="string">
            <text:p text:style-name="P2">The number of oscillations per second.</text:p>
          </table:table-cell>
        </table:table-row>
        <table:table-row table:style-name="TableLine94004704741856">
          <table:table-cell table:style-name="Table1.A2" office:value-type="string">
            <text:p text:style-name="P1">Time period <draw:frame draw:style-name="fr1" draw:name="Object2" text:anchor-type="as-char" svg:y="-0.377cm" svg:width="0.482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.B2" office:value-type="string">
            <text:p text:style-name="P2">The time taken for one oscillation.</text:p>
          </table:table-cell>
        </table:table-row>
        <table:table-row table:style-name="TableLine94004704742672">
          <table:table-cell table:style-name="Table1.A2" office:value-type="string">
            <text:p text:style-name="P2">Displacement <draw:frame draw:style-name="fr1" draw:name="Object3" text:anchor-type="as-char" svg:y="-0.377cm" svg:width="0.432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1.B2" office:value-type="string">
            <text:p text:style-name="P2">Distance from equilibrium line.</text:p>
          </table:table-cell>
        </table:table-row>
        <table:table-row table:style-name="TableLine94004704743488">
          <table:table-cell table:style-name="Table1.A2" office:value-type="string">
            <text:p text:style-name="P2">Amplitude <draw:frame draw:style-name="fr1" draw:name="Object4" text:anchor-type="as-char" svg:y="-0.377cm" svg:width="0.526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1.B2" office:value-type="string">
            <text:p text:style-name="P2">Point where distance from equilibrium line is at a maximum.</text:p>
          </table:table-cell>
        </table:table-row>
        <table:table-row table:style-name="TableLine94004704744256">
          <table:table-cell table:style-name="Table1.A2" office:value-type="string">
            <text:p text:style-name="P2">Equilibrium line</text:p>
          </table:table-cell>
          <table:table-cell table:style-name="Table1.B2" office:value-type="string">
            <text:p text:style-name="P2">Centre line where distance is zero.</text:p>
          </table:table-cell>
        </table:table-row>
      </table:table>
      <text:p text:style-name="P3"/>
      <text:list xml:id="list165533109977982" text:continue-numbering="true" text:style-name="L1">
        <text:list-item>
          <text:p text:style-name="P6">Pendulum = a heavy mass swinging on the end of a rod or string.</text:p>
        </text:list-item>
        <text:list-item>
          <text:p text:style-name="P7">Fiducial marker = in a pendulum, it is the mean position (i.e. if you look at the maximum oscillations, it is right in the middle of either side's maximum oscillation.)</text:p>
        </text:list-item>
        <text:list-item>
          <text:p text:style-name="P8">The only significant factor which affects the time period of the pendulum is the length of the string. Thus we say that the pendulum is isochronous (independent of amplitude)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8T13:01:02.549877465</meta:creation-date>
    <dc:date>2021-09-28T14:17:40.423651646</dc:date>
    <meta:editing-duration>PT1H16M37S</meta:editing-duration>
    <meta:editing-cycles>6</meta:editing-cycles>
    <meta:generator>LibreOffice/7.2.1.2$Linux_X86_64 LibreOffice_project/20$Build-2</meta:generator>
    <meta:document-statistic meta:table-count="1" meta:image-count="0" meta:object-count="4" meta:page-count="1" meta:paragraph-count="19" meta:word-count="141" meta:character-count="836" meta:non-whitespace-character-count="714"/>
  </office:meta>
</office:document-meta>
</file>

<file path=Object 1/content.xml><?xml version="1.0" encoding="utf-8"?>
<math xmlns="http://www.w3.org/1998/Math/MathML" display="block">
  <semantics>
    <mi>f</mi>
    <annotation encoding="StarMath 5.0">f</annotation>
  </semantics>
</math>
</file>

<file path=Object 2/content.xml><?xml version="1.0" encoding="utf-8"?>
<math xmlns="http://www.w3.org/1998/Math/MathML" display="block">
  <semantics>
    <mi>T</mi>
    <annotation encoding="StarMath 5.0">T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4/content.xml><?xml version="1.0" encoding="utf-8"?>
<math xmlns="http://www.w3.org/1998/Math/MathML" display="block">
  <semantics>
    <mi>A</mi>
    <annotation encoding="StarMath 5.0">A</annotation>
  </semantics>
</math>
</file>